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in" fo:margin-right="0in" fo:text-indent="0in" style:auto-text-indent="false" fo:padding="0in" fo:border="none"/>
    </style:style>
    <style:style style:name="P2" style:family="paragraph" style:parent-style-name="Heading_20_1">
      <style:paragraph-properties fo:margin-top="0in" fo:margin-bottom="0in" style:contextual-spacing="false"/>
      <style:text-properties officeooo:paragraph-rsid="00009fa8"/>
    </style:style>
    <style:style style:name="P3" style:family="paragraph" style:parent-style-name="Heading_20_1">
      <style:paragraph-properties fo:margin-top="0in" fo:margin-bottom="0in" style:contextual-spacing="false" fo:text-align="center" style:justify-single-word="false"/>
      <style:text-properties fo:font-size="24pt" officeooo:rsid="00009fa8" officeooo:paragraph-rsid="00009fa8" style:font-size-asian="21pt" style:font-size-complex="24pt"/>
    </style:style>
    <style:style style:name="P4" style:family="paragraph" style:parent-style-name="Standard">
      <style:paragraph-properties fo:margin-left="0.0555in" fo:margin-right="0.0555in" fo:text-indent="0in" style:auto-text-indent="false"/>
      <style:text-properties loext:padding="0in" loext:border="none"/>
    </style:style>
    <style:style style:name="P5" style:family="paragraph" style:parent-style-name="Standard">
      <style:paragraph-properties fo:margin-left="0in" fo:margin-right="0in" fo:text-indent="0in" style:auto-text-indent="false"/>
      <style:text-properties loext:padding="0in" loext:border="none"/>
    </style:style>
    <style:style style:name="P6" style:family="paragraph" style:parent-style-name="Text_20_body">
      <style:paragraph-properties fo:margin-left="0in" fo:margin-right="0in" fo:text-indent="0in" style:auto-text-indent="fals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09fa8" style:font-size-asian="16pt" style:font-size-complex="16pt"/>
    </style:style>
    <style:style style:name="T3" style:family="text">
      <style:text-properties style:text-underline-style="solid" style:text-underline-width="auto" style:text-underline-color="font-color" loext:padding="0in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URLs about computers</text:h>
      <text:h text:style-name="P2" text:outline-level="1"><text:span text:style-name="T1"/></text:h>
      <text:h text:style-name="P2" text:outline-level="1"><text:span text:style-name="T1">Exploring How Computers Work <text:s text:c="2"/></text:span><text:span text:style-name="T2">by Sebastian Lague</text:span></text:h>
      <text:p text:style-name="P6"><text:a xlink:type="simple" xlink:href="https://www.youtube.com/watch?v=QZwneRb-zqA" text:style-name="Internet_20_link" text:visited-style-name="Visited_20_Internet_20_Link">Exploring How Computers Work (youtube.com)</text:a> </text:p>
      <text:h text:style-name="P1" text:outline-level="1"><text:span text:style-name="T1">How Do Computers Remember?</text:span></text:h>
      <text:p text:style-name="P6"><text:a xlink:type="simple" xlink:href="https://www.youtube.com/watch?v=I0-izyq6q5s" text:style-name="Internet_20_link" text:visited-style-name="Visited_20_Internet_20_Link">How Do Computers Remember? (youtube.com)</text:a> </text:p>
      <text:p text:style-name="P6"/>
      <text:h text:style-name="P1" text:outline-level="1"><text:span text:style-name="T1">Experimenting with Buses and Three-State Logic</text:span></text:h>
      <text:p text:style-name="P6"><text:a xlink:type="simple" xlink:href="https://www.youtube.com/watch?v=_3cNcmli6xQ" text:style-name="Internet_20_link" text:visited-style-name="Visited_20_Internet_20_Link">Experimenting with Buses and Three-State Logic (youtube.com)</text:a> 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7:37:07.350000000</meta:creation-date>
    <dc:date>2024-10-01T18:01:20.802000000</dc:date>
    <meta:editing-duration>PT24M14S</meta:editing-duration>
    <meta:editing-cycles>3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7" meta:word-count="37" meta:character-count="286" meta:non-whitespace-character-count="251"/>
  </office:meta>
</office:document-meta>
</file>